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fo:font-weight="bold" fo:background-color="#66ff66" style:font-size-asian="14pt" style:font-weight-asian="bold" style:font-size-complex="14pt" style:font-weight-complex="bold"/>
    </style:style>
    <style:style style:name="T1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Verdana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Verdana" fo:font-size="14pt" fo:font-weight="normal" fo:background-color="#66ff66" style:font-size-asian="14pt" style:font-weight-asian="normal" style:font-size-complex="14pt" style:font-weight-complex="normal"/>
    </style:style>
    <style:style style:name="T4" style:family="text">
      <style:text-properties style:font-name="Verdana" fo:font-size="14pt" fo:font-weight="normal" fo:background-color="#66ff66" style:font-size-asian="14pt" style:font-weight-asian="normal" style:font-size-complex="14pt" style:font-weight-complex="normal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Übungsaufgabe für heute Nachmittag</text:p>
      <text:p text:style-name="Standard"><text:span text:style-name="T1"><text:line-break/><text:line-break/></text:span><text:span text:style-name="T2">Um sich auf die erste Prüfung vorzubereiten, hat es sich als sehr hilfreich herausgestellt, alle Befehle aus dem ersten Teil des Buches (Seite 23 - 219) zu wiederholen. <text:line-break/>Heute besonders die Seiten 449 – 457 im Begleitbuch und <text:line-break/></text:span><text:a xlink:type="simple" xlink:href="https://www.tuxcademy.org/product/adm2/" text:style-name="Internet_20_link" text:visited-style-name="Visited_20_Internet_20_Link"><text:span text:style-name="T2">https://www.tuxcademy.org/product/adm2/</text:span></text:a><text:span text:style-name="T2"> <text:line-break/><text:line-break/>Nutzen Sie dazu auch den Prüfungssimulator und gehen ggf. die Übungen nochmals durch. <text:line-break/><text:line-break/>Sie sollten </text:span><text:span text:style-name="T4">96% oder mehr richtig</text:span><text:span text:style-name="T2"> haben und in der </text:span><text:span text:style-name="T3">1. Juni-</text:span><text:span text:style-name="T4">Woche</text:span><text:span text:style-name="T2"> erfolgreich die </text:span><text:span text:style-name="T4">erste Prüfung</text:span><text:span text:style-name="T2"> bestehen.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29T08:06:17.68</meta:creation-date>
    <dc:date>2020-05-27T12:11:39.12</dc:date>
    <meta:editing-duration>PT20H52M25S</meta:editing-duration>
    <meta:editing-cycles>27</meta:editing-cycles>
    <meta:generator>OpenOffice/4.1.7$Win32 OpenOffice.org_project/417m1$Build-9800</meta:generator>
    <meta:print-date>2020-05-27T09:31:23.86</meta:print-date>
    <meta:document-statistic meta:table-count="0" meta:image-count="0" meta:object-count="0" meta:page-count="1" meta:paragraph-count="2" meta:word-count="73" meta:character-count="499"/>
  </office:meta>
</office:document-meta>
</file>